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63d3" officeooo:paragraph-rsid="000c63d3" style:font-weight-asian="bold" style:font-weight-complex="bold"/>
    </style:style>
    <style:style style:name="P2" style:family="paragraph" style:parent-style-name="Standard">
      <style:text-properties fo:font-weight="bold" officeooo:rsid="000d533b" officeooo:paragraph-rsid="000d533b" style:font-weight-asian="bold" style:font-weight-complex="bold"/>
    </style:style>
    <style:style style:name="P3" style:family="paragraph" style:parent-style-name="Standard">
      <style:text-properties fo:font-weight="bold" officeooo:rsid="000c63d3" officeooo:paragraph-rsid="000c63d3" style:font-weight-asian="bold" style:font-weight-complex="bold"/>
    </style:style>
    <style:style style:name="P4" style:family="paragraph" style:parent-style-name="Standard">
      <style:text-properties fo:font-weight="bold" officeooo:rsid="000c63d3" officeooo:paragraph-rsid="00105969" style:font-weight-asian="bold" style:font-weight-complex="bold"/>
    </style:style>
    <style:style style:name="P5" style:family="paragraph" style:parent-style-name="Standard">
      <style:text-properties fo:font-weight="bold" officeooo:rsid="000d533b" officeooo:paragraph-rsid="000d533b" style:font-weight-asian="bold" style:font-weight-complex="bold"/>
    </style:style>
    <style:style style:name="P6" style:family="paragraph" style:parent-style-name="Standard">
      <style:text-properties fo:font-weight="bold" officeooo:rsid="00105969" officeooo:paragraph-rsid="00105969" style:font-weight-asian="bold" style:font-weight-complex="bold"/>
    </style:style>
    <style:style style:name="P7" style:family="paragraph" style:parent-style-name="Standard">
      <style:text-properties fo:font-weight="bold" officeooo:rsid="0011f66b" officeooo:paragraph-rsid="0011f66b" style:font-weight-asian="bold" style:font-weight-complex="bold"/>
    </style:style>
    <style:style style:name="P8" style:family="paragraph" style:parent-style-name="Standard">
      <style:text-properties fo:font-weight="bold" officeooo:rsid="00150c93" officeooo:paragraph-rsid="00150c93" style:font-weight-asian="bold" style:font-weight-complex="bold"/>
    </style:style>
    <style:style style:name="P9" style:family="paragraph" style:parent-style-name="Standard">
      <style:text-properties fo:font-weight="normal" officeooo:rsid="000d533b" officeooo:paragraph-rsid="000d533b" style:font-weight-asian="normal" style:font-weight-complex="normal"/>
    </style:style>
    <style:style style:name="P10" style:family="paragraph" style:parent-style-name="Standard">
      <style:text-properties fo:font-weight="normal" officeooo:rsid="000c63d3" officeooo:paragraph-rsid="00105969" style:font-weight-asian="normal" style:font-weight-complex="normal"/>
    </style:style>
    <style:style style:name="T1" style:family="text">
      <style:text-properties officeooo:rsid="000e58c9"/>
    </style:style>
    <style:style style:name="T2" style:family="text">
      <style:text-properties officeooo:rsid="000ff5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48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inrichten UR3e für Verwendung mit Moveit etc.</text:p>
      <text:p text:style-name="P1"/>
      <text:p text:style-name="P1">Um den Roboter für die ‘normale’ Nutzung einzurichten, müssen folgene Schritte in der vorgegebenen Reihenfolge vorgenommen werden:</text:p>
      <text:p text:style-name="P1"/>
      <text:p text:style-name="P9">Modus von Fernsteuerung auf Lokale Steuerung auf Manuell ändern (PW: runrobot)</text:p>
      <text:p text:style-name="P9">Burger Icon oben rechts → Einstellungen <text:s/>→<text:span text:style-name="T2"> System</text:span>→ URCaps →auf + klicken -&gt; externalcontrol.urcaps installieren → Neustart</text:p>
      <text:p text:style-name="P9"/>
      <text:p text:style-name="P9">Oben links auf Installieren → URCaps → ExternalControl → Laptop IP setzen (laptop sollte mit Lan-Kabel an Router angeschlossen werden)</text:p>
      <text:p text:style-name="P9"/>
      <text:p text:style-name="P9">Oben links auf Programm → URCaps → External Controll → roslaunch ur_robot_driver ur3e_bringup.launch robot_ip:=192.168.1.11 →<text:span text:style-name="T1"> </text:span>Roboterprogramm mit der Laptop IP auswählen und auf play drücken (Roboter muss zuerst laufen unten links)</text:p>
      <text:p text:style-name="P2"/>
      <text:p text:style-name="P2"/>
      <text:p text:style-name="P6">mit Schiebereglern steuern:</text:p>
      <text:p text:style-name="P9">rosrun rqt_joint_trajectory_controller rqt_joint_trajectory_controller</text:p>
      <text:p text:style-name="P2"/>
      <text:p text:style-name="P6">Mit Moveit steuern:</text:p>
      <text:p text:style-name="P7"><text:span text:style-name="T3">Moveit muss installiert sein!</text:span> → </text:p>
      <text:p text:style-name="P7"/>
      <text:p text:style-name="P8">ROS1:</text:p>
      <text:p text:style-name="P7"><text:span text:style-name="Source_20_Text">roslaunch ur</text:span><text:span text:style-name="Source_20_Text"><text:span text:style-name="T4">3e</text:span></text:span><text:span text:style-name="Source_20_Text">_moveit_config moveit_planning_execution.launch</text:span></text:p>
      <text:p text:style-name="P7"><text:span text:style-name="Source_20_Text"/></text:p>
      <text:p text:style-name="P7"><text:span text:style-name="Source_20_Text">roslaunch ur</text:span><text:span text:style-name="Source_20_Text"><text:span text:style-name="T4">3e</text:span></text:span><text:span text:style-name="Source_20_Text">_moveit_config moveit_rviz.launch</text:span></text:p>
      <text:p text:style-name="P2"/>
      <text:p text:style-name="P2"/>
      <text:p text:style-name="P8">ROS2:</text:p>
      <text:p text:style-name="P8">ros2 launch ur_robot_driver ur_control.launch.py ur_type:=ur3e robot_ip:=192.168.1.11 launch_rviz:=false</text:p>
      <text:p text:style-name="P8"/>
      <text:p text:style-name="P8">ros2 launch ur_moveit_config ur_moveit.launch.py ur_type:=ur3e launch_rviz:=true</text:p>
      <text:p text:style-name="P2"/>
      <text:p text:style-name="P2"/>
      <text:p text:style-name="P4">Zurücksetzen:</text:p>
      <text:p text:style-name="P10">Burger Icon → Einstellungen → System → URCaps → External Control installieren löschen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13:54:30.237426342</meta:creation-date>
    <dc:date>2023-10-19T15:58:02.982413951</dc:date>
    <meta:editing-duration>PT3H3M5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52" meta:character-count="1289" meta:non-whitespace-character-count="1153"/>
  </office:meta>
</office:document-meta>
</file>